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icrosoft JhengHei" svg:font-family="Microsoft JhengHei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Microsoft JhengHei" style:font-name-asian="Microsoft JhengHei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style:font-name="Microsoft JhengHei" style:font-name-asian="Microsoft JhengHei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font-name="Microsoft JhengHei" style:font-name-asian="Microsoft JhengHei" fo:font-size="12pt" style:font-size-asian="12pt" style:font-size-complex="12pt"/>
    </style:style>
    <style:style style:name="P4" style:parent-style-name="Normal" style:family="paragraph">
      <style:text-properties style:font-name="Microsoft JhengHei" style:font-name-asian="Microsoft JhengHei" fo:font-size="12pt" style:font-size-asian="12pt" style:font-size-complex="12pt"/>
    </style:style>
    <style:style style:name="P5" style:parent-style-name="Normal" style:family="paragraph">
      <style:text-properties style:font-name="Microsoft JhengHei" style:font-name-asian="Microsoft JhengHei" fo:font-size="9pt" style:font-size-asian="9pt" style:font-size-complex="9pt"/>
    </style:style>
    <style:style style:name="T6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7" style:parent-style-name="Lienhypertexte" style:family="text">
      <style:text-properties style:font-name="Microsoft JhengHei" style:font-name-asian="Microsoft JhengHei" fo:font-size="12pt" style:font-size-asian="12pt" style:font-size-complex="12pt"/>
    </style:style>
    <style:style style:name="P8" style:parent-style-name="Normal" style:family="paragraph">
      <style:text-properties style:font-name="Microsoft JhengHei" style:font-name-asian="Microsoft JhengHei" fo:font-size="9pt" style:font-size-asian="9pt" style:font-size-complex="9pt"/>
    </style:style>
    <style:style style:name="P9" style:parent-style-name="Normal" style:family="paragraph">
      <style:text-properties style:font-name="Microsoft JhengHei" style:font-name-asian="Microsoft JhengHei" fo:font-size="12pt" style:font-size-asian="12pt" style:font-size-complex="12pt"/>
    </style:style>
    <style:style style:name="P10" style:parent-style-name="Normal" style:family="paragraph">
      <style:text-properties style:font-name="Microsoft JhengHei" style:font-name-asian="Microsoft JhengHei" fo:font-size="9pt" style:font-size-asian="9pt" style:font-size-complex="9pt"/>
    </style:style>
    <style:style style:name="P11" style:parent-style-name="Normal" style:family="paragraph">
      <style:text-properties style:font-name="Microsoft JhengHei" style:font-name-asian="Microsoft JhengHei" fo:font-size="12pt" style:font-size-asian="12pt" style:font-size-complex="12pt"/>
    </style:style>
    <style:style style:name="P12" style:parent-style-name="Normal" style:family="paragraph">
      <style:paragraph-properties fo:text-indent="0.4916in"/>
      <style:text-properties style:font-name="Microsoft JhengHei" style:font-name-asian="Microsoft JhengHei" fo:font-size="12pt" style:font-size-asian="12pt" style:font-size-complex="12pt"/>
    </style:style>
    <style:style style:name="P13" style:parent-style-name="Normal" style:family="paragraph">
      <style:paragraph-properties fo:text-indent="0.4916in"/>
      <style:text-properties style:font-name="Microsoft JhengHei" style:font-name-asian="Microsoft JhengHei" fo:font-size="9pt" style:font-size-asian="9pt" style:font-size-complex="9pt"/>
    </style:style>
    <style:style style:name="T14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15" style:parent-style-name="Lienhypertexte" style:family="text">
      <style:text-properties style:font-name="Microsoft JhengHei" style:font-name-asian="Microsoft JhengHei" fo:font-size="12pt" style:font-size-asian="12pt" style:font-size-complex="12pt"/>
    </style:style>
    <style:style style:name="P16" style:parent-style-name="Normal" style:family="paragraph">
      <style:paragraph-properties fo:text-indent="0.4916in"/>
    </style:style>
    <style:style style:name="T17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18" style:parent-style-name="Lienhypertexte" style:family="text">
      <style:text-properties style:font-name="Microsoft JhengHei" style:font-name-asian="Microsoft JhengHei" style:use-window-font-color="true" fo:font-size="12pt" style:font-size-asian="12pt" style:font-size-complex="12pt" style:text-underline-type="none"/>
    </style:style>
    <style:style style:name="T19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P20" style:parent-style-name="Normal" style:family="paragraph">
      <style:paragraph-properties fo:text-indent="0.4916in"/>
      <style:text-properties style:font-name="Microsoft JhengHei" style:font-name-asian="Microsoft JhengHei" fo:font-size="12pt" style:font-size-asian="12pt" style:font-size-complex="12pt"/>
    </style:style>
    <style:style style:name="P21" style:parent-style-name="Normal" style:family="paragraph">
      <style:paragraph-properties fo:text-indent="0.4916in"/>
      <style:text-properties style:font-name="Microsoft JhengHei" style:font-name-asian="Microsoft JhengHei" fo:font-size="9pt" style:font-size-asian="9pt" style:font-size-complex="9pt"/>
    </style:style>
    <style:style style:name="T22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23" style:parent-style-name="Lienhypertexte" style:family="text">
      <style:text-properties style:font-name="Microsoft JhengHei" style:font-name-asian="Microsoft JhengHei" fo:font-size="12pt" style:font-size-asian="12pt" style:font-size-complex="12pt"/>
    </style:style>
    <style:style style:name="P24" style:parent-style-name="Normal" style:family="paragraph">
      <style:paragraph-properties fo:text-indent="0.4916in"/>
    </style:style>
    <style:style style:name="T25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26" style:parent-style-name="Lienhypertexte" style:family="text">
      <style:text-properties style:font-name="Microsoft JhengHei" style:font-name-asian="Microsoft JhengHei" style:use-window-font-color="true" fo:font-size="12pt" style:font-size-asian="12pt" style:font-size-complex="12pt" style:text-underline-type="none"/>
    </style:style>
    <style:style style:name="T27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P28" style:parent-style-name="Normal" style:family="paragraph">
      <style:paragraph-properties fo:text-indent="0.4916in"/>
      <style:text-properties style:font-name="Microsoft JhengHei" style:font-name-asian="Microsoft JhengHei" fo:font-size="12pt" style:font-size-asian="12pt" style:font-size-complex="12pt"/>
    </style:style>
    <style:style style:name="T29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30" style:parent-style-name="Lienhypertexte" style:family="text">
      <style:text-properties style:font-name="Microsoft JhengHei" style:font-name-asian="Microsoft JhengHei" fo:font-size="12pt" style:font-size-asian="12pt" style:font-size-complex="12pt"/>
    </style:style>
    <style:style style:name="P31" style:parent-style-name="Normal" style:family="paragraph">
      <style:paragraph-properties fo:text-indent="0.4916in"/>
    </style:style>
    <style:style style:name="T32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33" style:parent-style-name="Lienhypertexte" style:family="text">
      <style:text-properties style:font-name="Microsoft JhengHei" style:font-name-asian="Microsoft JhengHei" style:use-window-font-color="true" fo:font-size="12pt" style:font-size-asian="12pt" style:font-size-complex="12pt" style:text-underline-type="none"/>
    </style:style>
    <style:style style:name="T34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P35" style:parent-style-name="Normal" style:family="paragraph">
      <style:text-properties style:font-name="Microsoft JhengHei" style:font-name-asian="Microsoft JhengHei" fo:font-size="9pt" style:font-size-asian="9pt" style:font-size-complex="9pt"/>
    </style:style>
    <style:style style:name="T36" style:parent-style-name="Policepardéfaut" style:family="text">
      <style:text-properties style:font-name="Microsoft JhengHei" style:font-name-asian="Microsoft JhengHei" fo:font-size="12pt" style:font-size-asian="12pt" style:font-size-complex="12pt"/>
    </style:style>
    <style:style style:name="T37" style:parent-style-name="Lienhypertexte" style:family="text">
      <style:text-properties style:font-name="Microsoft JhengHei" style:font-name-asian="Microsoft JhengHei" fo:font-size="12pt" style:font-size-asian="12pt" style:font-size-complex="12pt"/>
    </style:style>
    <style:style style:name="P38" style:parent-style-name="Normal" style:family="paragraph">
      <style:text-properties style:font-name="Microsoft JhengHei" style:font-name-asian="Microsoft JhengHei" fo:font-size="12pt" style:font-size-asian="12pt" style:font-size-complex="12pt"/>
    </style:style>
  </office:automatic-styles>
  <office:body>
    <office:text text:use-soft-page-breaks="true">
      <text:p text:style-name="P1">PROCESSUS<text:s/>GENERAL<text:s/>PROJET AGILIUM</text:p>
      <text:p text:style-name="P2"/>
      <text:p text:style-name="P3">1/ Lancer Eclipse</text:p>
      <text:p text:style-name="P4">2/<text:s/>Click droit sur le serveur : AgiliumWeb_Dev -&gt;<text:s/>run<text:s/></text:p>
      <text:p text:style-name="P5"/>
      <text:p text:style-name="Normal"><text:span text:style-name="T6">3/ Dans le navigateur lancer<text:s/></text:span><text:a xlink:href="http://localhost:8080/AgiliumWeb_Dev" office:target-frame-name="_top" xlink:show="replace"><text:span text:style-name="T7">http://localhost:8080/AgiliumWeb_Dev</text:span></text:a></text:p>
      <text:p text:style-name="P8"/>
      <text:p text:style-name="P9">4/ S’identifier : F3 password F3</text:p>
      <text:p text:style-name="P10"/>
      <text:p text:style-name="P11">5/ Lancer la factory Agilium V3 (raccourci bureau)<text:s/></text:p>
      <text:p text:style-name="P12">se connecter au serveur : F3 password F3</text:p>
      <text:p text:style-name="P13"/>
      <text:p text:style-name="Normal"><text:span text:style-name="T14">6/Pour avoir accès aux documents Agilium :<text:s/></text:span><text:a xlink:href="http://doc.agilium.com/" office:target-frame-name="_top" xlink:show="replace"><text:span text:style-name="T15">http://doc.agilium.com/</text:span></text:a></text:p>
      <text:p text:style-name="P16"><text:span text:style-name="T17">S’identifier :<text:s/></text:span><text:a xlink:href="mailto:sandrine.gras@agilium.com" office:target-frame-name="_top" xlink:show="replace"><text:span text:style-name="T18">email</text:span></text:a><text:span text:style-name="T19"><text:s/>agilium et mot de passe.</text:span></text:p>
      <text:p text:style-name="P20">Cela contient tous les documentations explicatives de la factory</text:p>
      <text:p text:style-name="P21"/>
      <text:p text:style-name="Normal"><text:span text:style-name="T22">7/Pour avoir accès au support Agilium :<text:s/></text:span><text:a xlink:href="http://support.agilium.com/" office:target-frame-name="_top" xlink:show="replace"><text:span text:style-name="T23">http://support.agilium.com/</text:span></text:a></text:p>
      <text:p text:style-name="P24"><text:span text:style-name="T25">S’identifier :<text:s/></text:span><text:a xlink:href="mailto:sandrine.gras@agilium.com" office:target-frame-name="_top" xlink:show="replace"><text:span text:style-name="T26">email</text:span></text:a><text:span text:style-name="T27"><text:s/>agilium et mot de passe.</text:span></text:p>
      <text:p text:style-name="P28">Cela contient tous les<text:s/>encours de travail, bug, modifications, améliorations et l’affectation aux personnes en charge du travail à faire.</text:p>
      <text:p text:style-name="Normal"><text:span text:style-name="T29">8/Pour avoir accès aux dossiers clients Agilium :<text:s/></text:span><text:span text:style-name="T30">http://192.168.10.14/clients</text:span></text:p>
      <text:p text:style-name="P31"><text:span text:style-name="T32">S’identifier :<text:s/></text:span><text:a xlink:href="mailto:sandrine.gras@agilium.com" office:target-frame-name="_top" xlink:show="replace"><text:span text:style-name="T33">email</text:span></text:a><text:span text:style-name="T34"><text:s/>agilium et mot de passe.</text:span></text:p>
      <text:p text:style-name="P35"/>
      <text:p text:style-name="Normal"><text:span text:style-name="T36">8/ Pour communiquer par mail :<text:s/></text:span><text:a xlink:href="https://mail.agilium.com" office:target-frame-name="_top" xlink:show="replace"><text:span text:style-name="T37">https://mail.agilium.com</text:span></text:a></text:p>
      <text:p text:style-name="P3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icrosoft JhengHei" svg:font-family="Microsoft JhengHei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ras sandrine</meta:initial-creator>
    <dc:creator>gras sandrine</dc:creator>
    <meta:creation-date>2018-06-11T07:55:00Z</meta:creation-date>
    <dc:date>2018-06-11T10:05:00Z</dc:date>
    <meta:template xlink:href="Normal.dotm" xlink:type="simple"/>
    <meta:editing-cycles>6</meta:editing-cycles>
    <meta:editing-duration>PT0S</meta:editing-duration>
    <meta:document-statistic meta:page-count="2" meta:paragraph-count="2" meta:word-count="191" meta:character-count="1241" meta:row-count="8" meta:non-whitespace-character-count="1052"/>
  </office:meta>
</office:document-meta>
</file>